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background-color="#ffff00"/>
    </style:style>
    <style:style style:name="T2" style:family="text">
      <style:text-properties fo:background-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Déroulement du jeu :<text:line-break/><text:line-break/>commence avec cinématique ton procès <text:s/>, défilé de la cam vers le haut , tu es en bas au centre , les autres sur les côtés et devant toi, tapis rouge , on est dans la salle du trône, le nouveau roi est face a toi, au côté de lui Baltazar qui fait le Juge. Tous les protagonistes sont là, sauf le Roi mort 3 jours auparavant évidement , et la reine qui a disparu. Baltazar semble vouloir alléger ta peine , mais tu es quand même condamné pour parricide et régicide , et les deux sont condamné de torture et c'est pas la joie. Il demande du temps pour son verdict, durée durant laquelle tu seras incarcéré.<text:line-break/><text:line-break/>Tu te réveille dans les cachots, voilà 1 semaines que tu y es, cachot très sale et froid , tu es maigre et en haillons . Le garde le plus sympathique des 4 (ils tournent) te fait savoir que tu vas recevoir de la visite. Il s'agit de la princesse Ezra qui t'aidera a te faire évader , et te file la clef qu'elle à subtilisé à côté (salle de détente des gardes). Elle s'occupe de faire diversion , il n'y a plus que 2 gardes qui dorment dans la chambre, temps impartis avant que l'autre (sympa si il te vois il te ramène hein) revienne. Là easter egg avec un prisonnier ? Et sur l'étagère tu peux ramasser de<text:span text:style-name="T1"> l'alcool et un jeu de carte usé</text:span>. <text:line-break/>Tu sors par la porte principale des cachots mais tu es pas encore sorti d'affaire. Il te faut sortir de l'enceinte de château. Par chance tu y vis depuis toujours donc le connais par cœur (map de la carte a ce moment là, il était jamais allé dans les cachots) Donc avec le tuto de regarder sur la map, on apprend que y a un passage secret connu par la famille royale (donc toi) pour s'évader . Tu y vas , en évitant les gardes mais il y a une énigme que tu connais pas encore pour l'emprunter. <text:span text:style-name="T2">Là énigme a trouver et a résoudre.</text:span></text:p>
      <text:p text:style-name="Standard">d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ik Laurik</meta:initial-creator>
    <meta:creation-date>2019-01-28T15:04:45.66</meta:creation-date>
    <dc:date>2019-01-28T16:13:44.42</dc:date>
    <dc:creator>Laurik Laurik</dc:creator>
    <meta:editing-duration>PT1H8M53S</meta:editing-duration>
    <meta:editing-cycles>14</meta:editing-cycles>
    <meta:generator>OpenOffice/4.1.5$Win32 OpenOffice.org_project/415m1$Build-9789</meta:generator>
    <meta:document-statistic meta:table-count="0" meta:image-count="0" meta:object-count="0" meta:page-count="1" meta:paragraph-count="2" meta:word-count="355" meta:character-count="1800"/>
  </office:meta>
</office:document-meta>
</file>